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1972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Archon’s Palace</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this should be played during the window given for players to use cards before command struggles. Can cancel own gains.</text:p>
          </table:table-cell>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iranha Hunt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5">
          <table:table-cell office:value-type="string" calcext:value-type="string">
            <text:p>Ku'gath's Nurgling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Not working perfectly; Can not choose *which* Nurgling's reaction has been used, just the total at each planet. This causes no problems yet; it will when The Mask of Jain Zar arrives.</text:p>
            <text:p/>
            <text:p>If a Nurgling dies during the forced reaction, all remaining cards at the planet have their remaining Nurglings count decreased. This functions fine, until there are two Nurglings with two health killing themselves. The death of the first will always prevent the second from killing itself, since there are no longer enough Nurglings. This is incorrect, but I am not too worried about it since this will get solved when I have to account for The Mask of Jain Zar anyway.</text:p>
          </table:table-cell>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291044776119403" calcext:value-type="float">
            <text:p>0.291044776119403</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3">00/00/0000</text:date>, <text:time style:data-style-name="N2" text:time-value="07:52:53.765003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3T13:30:50.066482200</dc:date>
    <meta:editing-duration>P7DT9H6M44S</meta:editing-duration>
    <meta:editing-cycles>292</meta:editing-cycles>
    <meta:generator>LibreOffice/25.2.2.2$Windows_X86_64 LibreOffice_project/7370d4be9e3cf6031a51beef54ff3bda878e3fac</meta:generator>
    <meta:document-statistic meta:table-count="1" meta:cell-count="1351" meta:object-count="0"/>
  </office:meta>
</office:document-meta>
</file>